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602in"/>
    </style:style>
    <style:style style:name="co3" style:family="table-column">
      <style:table-column-properties fo:break-before="auto" style:column-width="1.245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6pt" fo:font-style="normal" fo:text-shadow="none" style:text-underline-style="none" fo:font-weight="bold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>
            <text:p>Quantity</text:p>
          </table:table-cell>
          <table:table-cell office:value-type="string">
            <text:p>Part</text:p>
          </table:table-cell>
          <table:table-cell table:style-name="ce1" office:value-type="string">
            <text:p>MOUSER</text:p>
          </table:table-cell>
          <table:table-cell table:style-name="ce1" office:value-type="string">
            <text:p>TAYDA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M3 screw 4mm</text:p>
          </table:table-cell>
          <table:table-cell/>
          <table:table-cell office:value-type="string">
            <text:p>SKU A-1249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3 standoff 10mm</text:p>
          </table:table-cell>
          <table:table-cell office:value-type="string">
            <text:p>710-970100354</text:p>
          </table:table-cell>
          <table:table-cell office:value-type="string">
            <text:p>SKU A-1232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switches</text:p>
          </table:table-cell>
          <table:table-cell office:value-type="string">
            <text:p>688-SSSF021500</text:p>
          </table:table-cell>
          <table:table-cell office:value-type="string">
            <text:p>NA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40-pin header</text:p>
          </table:table-cell>
          <table:table-cell office:value-type="string">
            <text:p>855-M20-9774046</text:p>
          </table:table-cell>
          <table:table-cell office:value-type="string">
            <text:p>SKU A-19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emale/female jumper wire</text:p>
          </table:table-cell>
          <table:table-cell office:value-type="string">
            <text:p>485-4447</text:p>
          </table:table-cell>
          <table:table-cell office:value-type="string">
            <text:p>SKU A-2375 </text:p>
          </table:table-cell>
          <table:table-cell/>
        </table:table-row>
        <table:table-row table:style-name="ro2">
          <table:table-cell table:number-columns-repeated="2"/>
          <table:table-cell table:style-name="ce2"/>
          <table:table-cell table:number-columns-repeated="2"/>
        </table:table-row>
        <table:table-row table:style-name="ro1" table:number-rows-repeated="8">
          <table:table-cell table:number-columns-repeated="5"/>
        </table:table-row>
        <table:table-row table:style-name="ro2">
          <table:table-cell table:number-columns-repeated="4"/>
          <table:table-cell table:style-name="ce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28">03/28/2022</text:date>, <text:time>22:4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8M28S</meta:editing-duration>
    <meta:editing-cycles>4</meta:editing-cycles>
    <meta:generator>OpenOffice/4.1.7$Win32 OpenOffice.org_project/417m1$Build-9800</meta:generator>
    <dc:date>2022-03-28T22:43:02.59</dc:date>
    <meta:document-statistic meta:table-count="3" meta:cell-count="23" meta:object-count="0"/>
    <meta:user-defined meta:name="Info 1"/>
    <meta:user-defined meta:name="Info 2"/>
    <meta:user-defined meta:name="Info 3"/>
    <meta:user-defined meta:name="Info 4"/>
  </office:meta>
</office:document-meta>
</file>